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D0000005945902840B276C1C20.png" manifest:media-type="image/png"/>
  <manifest:file-entry manifest:full-path="Pictures/10000201000006D000000594BAB4F9F10272916A.png" manifest:media-type="image/png"/>
  <manifest:file-entry manifest:full-path="Pictures/10000201000006F400000590709E428D0836A2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8134in" svg:height="4.7598in" draw:z-index="0"><draw:image xlink:href="Pictures/10000201000006D000000594BAB4F9F10272916A.png" xlink:type="simple" xlink:show="embed" xlink:actuate="onLoad" loext:mime-type="image/png"/></draw:frame><draw:frame draw:style-name="fr2" draw:name="Image3" text:anchor-type="paragraph" svg:x="0.528in" svg:y="4.8728in" svg:width="5.9335in" svg:height="4.7465in" draw:z-index="2"><draw:image xlink:href="Pictures/10000201000006F400000590709E428D0836A29A.png" xlink:type="simple" xlink:show="embed" xlink:actuate="onLoad" loext:mime-type="image/png"/></draw:frame></text:p>
      <text:p text:style-name="Standard"><text:soft-page-break/></text:p>
      <text:p text:style-name="Standard"><draw:frame draw:style-name="fr2" draw:name="Image2" text:anchor-type="paragraph" svg:x="0.5563in" svg:y="0.0772in" svg:width="5.8134in" svg:height="4.7598in" draw:z-index="1"><draw:image xlink:href="Pictures/10000201000006D0000005945902840B276C1C2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20:43:57.490483650</meta:creation-date>
    <dc:date>2018-12-06T20:44:53.684353629</dc:date>
    <meta:editing-duration>PT59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0.6.2$Linux_X86_64 LibreOffice_project/00m0$Build-2</meta:generator>
  </office:meta>
</office:document-meta>
</file>